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aerun is wide with living creatures,</text:p>
      <text:p text:style-name="Standard">oft' more than known by teachers.</text:p>
      <text:p text:style-name="Standard">Rumbling through deep forest night,</text:p>
      <text:p text:style-name="Standard">many give cause to run in flight.</text:p>
      <text:p text:style-name="Standard">Though danger there subsides by day,</text:p>
      <text:p text:style-name="Standard">take heed or the unwary would pay.</text:p>
      <text:p text:style-name="Standard"/>
      <text:p text:style-name="Standard">Mundane things rule near places human,</text:p>
      <text:p text:style-name="Standard">dislike have they for danger loomin'.</text:p>
      <text:p text:style-name="Standard">Dogs, deer, bear, boar, lizards, and like,</text:p>
      <text:p text:style-name="Standard">such finds themselves at tip of spike.</text:p>
      <text:p text:style-name="Standard">Still danger there yet lurks at night,</text:p>
      <text:p text:style-name="Standard">ankhegs, wolves, and undead to fight.</text:p>
      <text:p text:style-name="Standard"/>
      <text:p text:style-name="Standard">Further still to cultured fens of elves,</text:p>
      <text:p text:style-name="Standard">fond of nature they keep to themselves.</text:p>
      <text:p text:style-name="Standard">Lived along as tenders in forests old,</text:p>
      <text:p text:style-name="Standard">balance of things calls forth hears of cold.</text:p>
      <text:p text:style-name="Standard">Flora and fauna all found plenty and fine,</text:p>
      <text:p text:style-name="Standard">in this some fell things cross this line.</text:p>
      <text:p text:style-name="Standard">Elementals earthen are known to play,</text:p>
      <text:p text:style-name="Standard">protecting animals mundane during day.</text:p>
      <text:p text:style-name="Standard">Rocs, renders, basilisk, and fiends found,</text:p>
      <text:p text:style-name="Standard">prohibited are these from damage profound.</text:p>
      <text:p text:style-name="Standard">Care brought by humans skilled in nature,</text:p>
      <text:p text:style-name="Standard">druids tend with wisdom to forests mature.</text:p>
      <text:p text:style-name="Standard">Around them cluster many weaker sort,</text:p>
      <text:p text:style-name="Standard">Dire ones bred to give species support.</text:p>
      <text:p text:style-name="Standard"/>
      <text:p text:style-name="Standard">Deeper down stocky dwarves till the ground,</text:p>
      <text:p text:style-name="Standard">nature joins them where new places they found.</text:p>
      <text:p text:style-name="Standard">Creatures here forsaken from light of day,</text:p>
      <text:p text:style-name="Standard">Worms, waters, fish,and fungus find their way.</text:p>
      <text:p text:style-name="Standard">Drow lurk here in cities of dark synonymous:</text:p>
      <text:p text:style-name="Standard">carnivores fungal and many spiders venomous.</text:p>
      <text:p text:style-name="Standard"/>
      <text:p text:style-name="Standard">Cultured things of magic roam widely in many lands,</text:p>
      <text:p text:style-name="Standard">Sentients disagree with fervor at nature's fickle favor.</text:p>
      <text:p text:style-name="Standard">Carrion crawlers found in dead themselves a place,</text:p>
      <text:p text:style-name="Standard">though from others' lands they ripped away a space.</text:p>
      <text:p text:style-name="Standard">Gricks of beak, scale, and sucker went along their way,</text:p>
      <text:p text:style-name="Standard">though prefer them stony places where living once lay.</text:p>
      <text:p text:style-name="Standard">Of these aberrant creatures minds of mage have made,</text:p>
      <text:p text:style-name="Standard">perhaps sailing serpents deserve the skies they wade.</text:p>
      <text:p text:style-name="Standard">Despite what mages may decry to reasons contrary,</text:p>
      <text:p text:style-name="Standard">Kreen thinks breeding better left to farm and aviary.</text:p>
      <text:p text:style-name="Standard">Most certainly nature sometimes acts so very blindly,</text:p>
      <text:p text:style-name="Standard">but rarely does it take these wanton meddles kindly.</text:p>
      <text:p text:style-name="Standard"/>
      <text:p text:style-name="Standard">Perhaps to wonder about things in water,</text:p>
      <text:p text:style-name="Standard">Never floating leaves its knowledge to falter.</text:p>
      <text:p text:style-name="Standard">Krackens and turtles as islands it has heard,</text:p>
      <text:p text:style-name="Standard">these two things it finds much less absurd.</text:p>
      <text:p text:style-name="Standard">Sailors tend toward shining silver tongues,</text:p>
      <text:p text:style-name="Standard">truth is delved from their minds with funds.</text:p>
      <text:p text:style-name="Standard">Sea elves, merfolk would best see below.</text:p>
      <text:p text:style-name="Standard">Kreen reads of them and much they know.</text:p>
      <text:p text:style-name="Standard"/>
      <text:p text:style-name="Standard">As best it makes of such inquiry in generality,</text:p>
      <text:p text:style-name="Standard">wonder still to sate a inquisitive mentality?</text:p>
      <text:p text:style-name="Standard">Kreen tries as best to bring forth knowledge,</text:p>
      <text:p text:style-name="Standard">though limitations in this it does acknowled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7-06-11T18:36:07</meta:creation-date>
    <dc:creator>Chris Nelson</dc:creator>
    <dc:date>2007-06-11T19:11:17</dc:date>
    <dc:language>en-US</dc:language>
    <meta:editing-cycles>2</meta:editing-cycles>
    <meta:editing-duration>PT35M1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56" meta:word-count="409" meta:character-count="2418"/>
  </office:meta>
</office:document-meta>
</file>